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H</mi>
          <mtext>dia</mtext>
        </msub>
        <mo stretchy="false">=</mo>
        <mfrac>
          <mrow>
            <msup>
              <mi>e</mi>
              <mn>2</mn>
            </msup>
            <msup>
              <mrow>
                <mstyle mathvariant="bold">
                  <mrow>
                    <mi>B</mi>
                  </mrow>
                </mstyle>
              </mrow>
              <mn>2</mn>
            </msup>
          </mrow>
          <mrow>
            <mn>8</mn>
            <msub>
              <mi>m</mi>
              <mtext>e</mtext>
            </msub>
          </mrow>
        </mfrac>
      </mrow>
      <msup>
        <mi>r</mi>
        <mn>2</mn>
      </msup>
      <msup>
        <mi>sin</mi>
        <mn>2</mn>
      </msup>
      <mo stretchy="false">ϑ</mo>
      <mi/>
      <mtext> ; </mtext>
      <mi/>
      <mrow>
        <mo stretchy="false">ϑ</mo>
        <mo stretchy="false">=</mo>
        <mo stretchy="false">∢</mo>
      </mrow>
      <mrow>
        <mo stretchy="false">(</mo>
        <mrow>
          <mstyle mathvariant="bold">
            <mrow>
              <mi>r</mi>
            </mrow>
          </mstyle>
          <mi>,</mi>
          <mstyle mathvariant="bold">
            <mrow>
              <mi>B</mi>
            </mrow>
          </mstyle>
        </mrow>
        <mo stretchy="false">)</mo>
      </mrow>
    </mrow>
    <annotation encoding="StarMath 5.0">H _"dia" =
{e ^2 {bold B} ^2} over {8 m _"e"} r ^2 sin ^2 %ivartheta `" ; "~
%ivartheta = %angle (bold r , bold B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07:05.315000000</meta:creation-date>
    <meta:generator>LibreOffice/4.1.4.2$Windows_x86 LibreOffice_project/0a0440ccc0227ad9829de5f46be37cfb6edcf72</meta:generator>
  </office:meta>
</office:document-meta>
</file>